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06in" fo:margin-left="0in" fo:margin-top="0in" fo:margin-bottom="0in" table:align="left" style:writing-mode="lr-tb"/>
    </style:style>
    <style:style style:name="Table1.A" style:family="table-column">
      <style:table-column-properties style:column-width="4.525in"/>
    </style:style>
    <style:style style:name="Table1.B" style:family="table-column">
      <style:table-column-properties style:column-width="2.55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0806in" fo:margin-left="0.0035in" fo:margin-top="0in" fo:margin-bottom="0in" table:align="left" style:writing-mode="lr-tb"/>
    </style:style>
    <style:style style:name="Table2.A" style:family="table-column">
      <style:table-column-properties style:column-width="3.5403in"/>
    </style:style>
    <style:style style:name="Table2.B" style:family="table-column">
      <style:table-column-properties style:column-width="1.8694in"/>
    </style:style>
    <style:style style:name="Table2.C" style:family="table-column">
      <style:table-column-properties style:column-width="1.67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0835in" style:contextual-spacing="false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text-indent="0in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hyphenation-ladder-count="no-limit" fo:text-indent="0in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/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/>
      <style:text-properties fo:color="#000000" loext:opacity="100%" fo:font-size="14pt" fo:language="ru" fo:country="RU" officeooo:paragraph-rsid="002399ad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/>
      <style:text-properties fo:color="#000000" loext:opacity="100%" fo:font-size="14pt" fo:language="ru" fo:country="RU" officeooo:rsid="001b98af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color="#000000" loext:opacity="100%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officeooo:paragraph-rsid="0024fd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in" fo:margin-right="0in" fo:margin-top="0in" fo:margin-bottom="0.0835in" style:contextual-spacing="false" fo:line-height="115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>
        <style:tab-stops>
          <style:tab-stop style:position="0.1972in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</style:style>
    <style:style style:name="P17" style:family="paragraph" style:parent-style-name="Standard">
      <style:paragraph-properties fo:margin-left="0in" fo:margin-right="0in" fo:line-height="115%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in" fo:margin-right="0in" fo:line-height="115%" fo:text-indent="0in" style:auto-text-indent="false"/>
      <style:text-properties officeooo:paragraph-rsid="001abf62"/>
    </style:style>
    <style:style style:name="P20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officeooo:paragraph-rsid="001abf62"/>
    </style:style>
    <style:style style:name="P21" style:family="paragraph" style:parent-style-name="Standard">
      <style:paragraph-properties fo:margin-left="0in" fo:margin-right="0in" fo:line-height="115%" fo:text-indent="0in" style:auto-text-indent="false"/>
      <style:text-properties officeooo:paragraph-rsid="001d19cb"/>
    </style:style>
    <style:style style:name="P22" style:family="paragraph" style:parent-style-name="Standard">
      <style:paragraph-properties fo:margin-left="0in" fo:margin-right="0in" fo:line-height="115%" fo:text-indent="0in" style:auto-text-indent="false"/>
      <style:text-properties officeooo:paragraph-rsid="001ec253"/>
    </style:style>
    <style:style style:name="P23" style:family="paragraph" style:parent-style-name="Standard">
      <style:paragraph-properties fo:margin-left="0in" fo:margin-right="0in" fo:line-height="115%" fo:text-indent="4.4299in" style:auto-text-indent="false"/>
      <style:text-properties style:font-size-complex="14pt"/>
    </style:style>
    <style:style style:name="P24" style:family="paragraph" style:parent-style-name="Standard">
      <style:paragraph-properties fo:margin-left="0in" fo:margin-right="0in" fo:text-indent="2.9535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line-height="115%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indent="2.9535in" style:auto-text-indent="false"/>
    </style:style>
    <style:style style:name="P27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style:text-underline-style="solid" style:text-underline-width="auto" style:text-underline-color="font-color" officeooo:paragraph-rsid="0020bce9"/>
    </style:style>
    <style:style style:name="P30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style:text-underline-style="solid" style:text-underline-width="auto" style:text-underline-color="font-color" style:font-size-complex="14pt" style:font-style-complex="italic"/>
    </style:style>
    <style:style style:name="P31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fo:language="en" fo:country="US" officeooo:rsid="001b98af" officeooo:paragraph-rsid="001b98af"/>
    </style:style>
    <style:style style:name="P32" style:family="paragraph" style:parent-style-name="Standard">
      <style:paragraph-properties fo:margin-left="0in" fo:margin-right="0in" fo:margin-top="0in" fo:margin-bottom="0.0835in" style:contextual-spacing="false" fo:line-height="115%" fo:text-indent="0in" style:auto-text-indent="false"/>
      <style:text-properties officeooo:paragraph-rsid="00269e92"/>
    </style:style>
    <style:style style:name="T1" style:family="text"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loext:opacity="100%" fo:font-size="14pt" fo:language="ru" fo:country="RU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3" style:family="text">
      <style:text-properties fo:color="#000000" loext:opacity="100%" fo:font-size="14pt" fo:language="ru" fo:country="RU" style:text-underline-style="solid" style:text-underline-width="auto" style:text-underline-color="font-color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loext:opacity="100%" fo:font-size="14pt" fo:language="ru" fo:country="RU" style:text-underline-style="solid" style:text-underline-width="auto" style:text-underline-color="font-color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000000" loext:opacity="100%" fo:font-size="14pt" fo:language="en" fo:country="US" officeooo:rsid="0022a0db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color="#000000" loext:opacity="100%" fo:font-size="14pt" fo:language="en" fo:country="US" officeooo:rsid="002399ad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000000" loext:opacity="100%" fo:font-size="14pt" fo:language="en" fo:country="US" style:text-underline-style="solid" style:text-underline-width="auto" style:text-underline-color="font-color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000000" loext:opacity="100%" style:font-name="Times New Roman" fo:font-size="14pt" fo:language="ru" fo:country="RU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000000" loext:opacity="100%" style:font-name="Times New Roman" fo:font-size="14pt" fo:language="ru" fo:country="RU" style:text-underline-style="solid" style:text-underline-width="auto" style:text-underline-color="font-color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solid" style:text-underline-width="auto" style:text-underline-color="font-color" style:font-size-complex="14pt" style:font-style-complex="italic" style:font-weight-complex="bold"/>
    </style:style>
    <style:style style:name="T12" style:family="text">
      <style:text-properties fo:color="#000000" loext:opacity="100%" fo:language="ru" fo:country="MD" style:text-underline-style="solid" style:text-underline-width="auto" style:text-underline-color="font-color" style:font-size-complex="14pt"/>
    </style:style>
    <style:style style:name="T13" style:family="text">
      <style:text-properties fo:color="#000000" loext:opacity="100%" fo:language="ru" fo:country="MD" style:text-underline-style="solid" style:text-underline-width="auto" style:text-underline-color="font-color" style:font-size-complex="14pt" style:font-style-complex="italic" style:font-weight-complex="bold"/>
    </style:style>
    <style:style style:name="T14" style:family="text">
      <style:text-properties fo:color="#000000" loext:opacity="100%" fo:language="ru" fo:country="MD" style:text-underline-style="solid" style:text-underline-width="auto" style:text-underline-color="font-color" officeooo:rsid="001abf62" style:font-size-complex="14pt"/>
    </style:style>
    <style:style style:name="T15" style:family="text">
      <style:text-properties fo:color="#000000" loext:opacity="100%" fo:language="ru" fo:country="RU" style:text-underline-style="solid" style:text-underline-width="auto" style:text-underline-color="font-color" officeooo:rsid="001abf62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font-size-complex="14pt"/>
    </style:style>
    <style:style style:name="T19" style:family="text">
      <style:text-properties style:text-underline-style="solid" style:text-underline-width="auto" style:text-underline-color="font-color" style:font-size-complex="14pt" style:font-style-complex="italic"/>
    </style:style>
    <style:style style:name="T20" style:family="text">
      <style:text-properties style:text-underline-style="solid" style:text-underline-width="auto" style:text-underline-color="font-color" officeooo:rsid="001abf62"/>
    </style:style>
    <style:style style:name="T21" style:family="text">
      <style:text-properties style:text-underline-style="solid" style:text-underline-width="auto" style:text-underline-color="font-color" officeooo:rsid="001b98af"/>
    </style:style>
    <style:style style:name="T22" style:family="text">
      <style:text-properties style:text-underline-style="solid" style:text-underline-width="auto" style:text-underline-color="font-color" officeooo:rsid="001d19cb"/>
    </style:style>
    <style:style style:name="T23" style:family="text">
      <style:text-properties style:text-underline-style="solid" style:text-underline-width="auto" style:text-underline-color="font-color" officeooo:rsid="001ec253"/>
    </style:style>
    <style:style style:name="T24" style:family="text">
      <style:text-properties style:use-window-font-color="true" loext:opacity="0%" style:text-underline-style="solid" style:text-underline-width="auto" style:text-underline-color="font-color"/>
    </style:style>
    <style:style style:name="T25" style:family="text">
      <style:text-properties style:use-window-font-color="true" loext:opacity="0%" fo:language="ru" fo:country="MD" style:text-underline-style="solid" style:text-underline-width="auto" style:text-underline-color="font-color"/>
    </style:style>
    <style:style style:name="T26" style:family="text">
      <style:text-properties style:use-window-font-color="true" loext:opacity="0%" fo:language="ru" fo:country="RU" style:text-underline-style="solid" style:text-underline-width="auto" style:text-underline-color="font-color" officeooo:rsid="001abf62"/>
    </style:style>
    <style:style style:name="T27" style:family="text">
      <style:text-properties fo:language="ru" fo:country="MD" style:text-underline-style="solid" style:text-underline-width="auto" style:text-underline-color="font-color" style:font-size-complex="14pt"/>
    </style:style>
    <style:style style:name="T28" style:family="text">
      <style:text-properties style:font-size-complex="14pt"/>
    </style:style>
    <style:style style:name="T29" style:family="text">
      <style:text-properties officeooo:rsid="001b98af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b98af"/>
    </style:style>
    <style:style style:name="T32" style:family="text">
      <style:text-properties fo:language="en" fo:country="US" style:text-underline-style="solid" style:text-underline-width="auto" style:text-underline-color="font-color" officeooo:rsid="001d19cb"/>
    </style:style>
    <style:style style:name="T33" style:family="text">
      <style:text-properties fo:language="en" fo:country="US" style:text-underline-style="solid" style:text-underline-width="auto" style:text-underline-color="font-color" officeooo:rsid="0024fd5c"/>
    </style:style>
    <style:style style:name="T34" style:family="text">
      <style:text-properties fo:language="en" fo:country="US" officeooo:rsid="00231187"/>
    </style:style>
    <style:style style:name="T35" style:family="text">
      <style:text-properties fo:language="en" fo:country="US" officeooo:rsid="002399ad"/>
    </style:style>
    <style:style style:name="T36" style:family="text">
      <style:text-properties fo:language="en" fo:country="US" officeooo:rsid="00257e19"/>
    </style:style>
    <style:style style:name="T37" style:family="text">
      <style:text-properties fo:language="ru" fo:country="RU" style:text-underline-style="solid" style:text-underline-width="auto" style:text-underline-color="font-color" officeooo:rsid="001b98af"/>
    </style:style>
    <style:style style:name="T38" style:family="text">
      <style:text-properties fo:language="ru" fo:country="RU" style:text-underline-style="solid" style:text-underline-width="auto" style:text-underline-color="font-color" officeooo:rsid="001d19cb"/>
    </style:style>
    <style:style style:name="T39" style:family="text">
      <style:text-properties officeooo:rsid="00239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реждение образования</text:p>
      <text:p text:style-name="P2">«Белорусский государственный университет информатики и радиоэлектроники»</text:p>
      <text:p text:style-name="P1">Факультет компьютерных систем и сетей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УТВЕРЖДАЮ</text:p>
            <text:p text:style-name="P11"><text:span text:style-name="T1">Заведующий кафедрой ЭВ</text:span><text:span text:style-name="T8">М</text:span></text:p>
            <text:p text:style-name="P11"><text:span text:style-name="T3"><text:tab/> <text:s text:c="2"/></text:span><text:span text:style-name="T4"><text:s text:c="6"/></text:span><text:span text:style-name="T3"><text:s text:c="2"/></text:span><text:span text:style-name="T4">Н</text:span><text:span text:style-name="T9">икульшин Б.В.</text:span></text:p>
            <text:p text:style-name="P10"><text:s text:c="6"/>(подпись)</text:p>
            <text:p text:style-name="P12"><text:span text:style-name="T1">«</text:span><text:span text:style-name="T3"> <text:s text:c="3"/></text:span><text:span text:style-name="T7"><text:s text:c="6"/></text:span><text:span text:style-name="T1">»</text:span><text:span text:style-name="T3"> <text:s text:c="22"/></text:span><text:span text:style-name="T1">2022 г.</text:span></text:p>
          </table:table-cell>
        </table:table-row>
      </table:table>
      <text:p text:style-name="P1"/>
      <text:p text:style-name="P1">ЗАДАНИЕ</text:p>
      <text:p text:style-name="P1"/>
      <text:p text:style-name="P13">по курсовой работе</text:p>
      <text:p text:style-name="P13"/>
      <text:p text:style-name="P15"><text:span text:style-name="T17"><text:tab/><text:tab/><text:tab/>Студенту гр.</text:span><text:span text:style-name="T24">150</text:span><text:span text:style-name="T26">503</text:span><text:span text:style-name="T24"> </text:span><text:span text:style-name="T26">Ефимчику Александру Игоревичу</text:span><text:span text:style-name="T25"><text:tab/><text:tab/></text:span><text:span text:style-name="T17"><text:tab/></text:span></text:p>
      <text:p text:style-name="P27"><text:tab/><text:tab/><text:tab/><text:tab/><text:tab/><text:tab/><text:tab/><text:tab/><text:tab/><text:tab/><text:tab/><text:tab/><text:tab/><text:tab/></text:p>
      <text:p text:style-name="P20">1. Тема работы <text:span text:style-name="T17"><text:tab/></text:span><text:span text:style-name="T20">ИНФОРМАЦИОННАЯ СИСТЕМА ГОРОДСКОГО<text:tab/><text:tab/><text:tab/> АВТОТРАНСПОРТА</text:span><text:span text:style-name="T17"><text:tab/><text:tab/><text:tab/><text:tab/><text:tab/><text:tab/><text:tab/><text:tab/><text:tab/><text:tab/><text:tab/></text:span></text:p>
      <text:p text:style-name="P19">2. Срок сдачи студентом законченной работы <text:span text:style-name="T17"><text:s text:c="4"/></text:span><text:span text:style-name="T20">1</text:span><text:span text:style-name="T33">0</text:span><text:span text:style-name="T17"> </text:span><text:span text:style-name="T20">декабря</text:span><text:span text:style-name="T17"> 2022 г.<text:tab/><text:tab/><text:tab/><text:tab/><text:tab/><text:tab/><text:tab/><text:tab/><text:tab/><text:tab/><text:tab/><text:tab/><text:tab/><text:tab/><text:tab/><text:tab/><text:tab/></text:span></text:p>
      <text:p text:style-name="P17">3. Исходные данные к курсовой работе<text:span text:style-name="T17">:<text:tab/><text:tab/><text:tab/><text:tab/><text:tab/><text:tab/><text:tab/><text:tab/></text:span></text:p>
      <text:p text:style-name="P21"><text:span text:style-name="T17"><text:s text:c="4"/></text:span><text:span text:style-name="T22">Файлы </text:span><text:span text:style-name="T32">drivers.dat – </text:span><text:span text:style-name="T38">информация о водителях, </text:span><text:span text:style-name="T32">routes.dat – </text:span><text:span text:style-name="T38">информация о<text:tab/><text:tab/> маршрутах, </text:span><text:span text:style-name="T32">stopes.dat – </text:span><text:span text:style-name="T38">информация об остановочных пунктах, </text:span><text:span text:style-name="T32">travel_cards.dat –<text:tab/> </text:span><text:span text:style-name="T38">информация о проездных билетах, </text:span><text:span text:style-name="T32">users.dat – </text:span><text:span text:style-name="T38">информация об учетных данных<text:tab/> пользователей, </text:span><text:span text:style-name="T32">vehicles.dat - <text:s/></text:span><text:span text:style-name="T38">информация о транспортных средствах.</text:span><text:span text:style-name="T17"><text:tab/><text:tab/><text:tab/></text:span></text:p>
      <text:p text:style-name="P17">4. Содержание расчетно-пояснительной записки (перечень вопросов, которые подлежат разработке)</text:p>
      <text:p text:style-name="P28">Введение.<text:tab/><text:tab/><text:tab/><text:tab/><text:tab/><text:tab/><text:tab/><text:tab/><text:tab/><text:tab/><text:tab/><text:tab/><text:tab/></text:p>
      <text:p text:style-name="P21"><text:span text:style-name="T11">1 Теоретические сведения </text:span><text:span text:style-name="T10"><text:tab/></text:span><text:span text:style-name="T24"><text:tab/><text:tab/><text:tab/><text:tab/><text:tab/><text:tab/><text:tab/><text:tab/><text:tab/></text:span></text:p>
      <text:p text:style-name="P21"><text:span text:style-name="T13">2 Постановка задачи</text:span><text:span text:style-name="T24"><text:tab/><text:tab/><text:tab/><text:tab/><text:tab/><text:tab/><text:tab/><text:tab/><text:tab/><text:tab/><text:tab/></text:span></text:p>
      <text:p text:style-name="P21"><text:span text:style-name="T13">3 Структура входных и выходных данных</text:span><text:span text:style-name="T24"><text:tab/><text:tab/><text:tab/><text:tab/><text:tab/><text:tab/><text:tab/></text:span></text:p>
      <text:p text:style-name="P21"><text:span text:style-name="T13">4 Алгоритмы разработанных методов</text:span><text:span text:style-name="T24"><text:tab/><text:tab/><text:tab/><text:tab/><text:tab/><text:tab/><text:tab/><text:tab/></text:span></text:p>
      <text:p text:style-name="P21"><text:span text:style-name="T13">5 Описание классов</text:span><text:span text:style-name="T24"><text:tab/><text:tab/><text:tab/><text:tab/><text:tab/><text:tab/><text:tab/><text:tab/><text:tab/><text:tab/><text:tab/></text:span></text:p>
      <text:p text:style-name="P21"><text:span text:style-name="T13">6 Результаты работы программы .</text:span><text:span text:style-name="T24"><text:tab/><text:tab/><text:tab/><text:tab/><text:tab/><text:tab/><text:tab/><text:tab/><text:tab/></text:span></text:p>
      <text:p text:style-name="P28">Заключение<text:tab/><text:tab/><text:tab/><text:tab/><text:tab/><text:tab/><text:tab/><text:tab/><text:tab/><text:tab/><text:tab/><text:tab/></text:p>
      <text:p text:style-name="P30">Список использованных источников<text:tab/><text:tab/><text:tab/><text:tab/><text:tab/><text:tab/><text:tab/><text:tab/></text:p>
      <text:p text:style-name="P31">5. Перечень графического материала (с точным обозначением обязательных чертежей и графиков)</text:p>
      <text:p text:style-name="P22"><text:span text:style-name="T17">1</text:span><text:span text:style-name="T23">.</text:span><text:span text:style-name="T17"> </text:span><text:span text:style-name="T23">Л</text:span><text:span text:style-name="T17">истинг программы</text:span><text:span text:style-name="T19"><text:tab/><text:tab/><text:tab/><text:tab/><text:tab/><text:tab/><text:tab/><text:tab/><text:tab/><text:tab/><text:tab/></text:span></text:p>
      <text:p text:style-name="P22"><text:span text:style-name="T23">2.</text:span><text:span text:style-name="T17"> </text:span><text:span text:style-name="T23">Б</text:span><text:span text:style-name="T17">лок-схемы алгоритмов</text:span><text:span text:style-name="T19"><text:tab/><text:tab/><text:tab/><text:tab/><text:tab/><text:tab/><text:tab/><text:tab/><text:tab/><text:tab/></text:span></text:p>
      <text:p text:style-name="P22"><text:soft-page-break/><text:span text:style-name="T23">3.</text:span><text:span text:style-name="T17"> Диаграмма классов приложения</text:span><text:span text:style-name="T19"><text:tab/><text:tab/><text:tab/><text:tab/><text:tab/><text:tab/><text:tab/><text:tab/><text:tab/></text:span></text:p>
      <text:p text:style-name="P16"><text:span text:style-name="T31">6</text:span>. Консультант по курсовой работе <text:span text:style-name="T17"><text:tab/><text:tab/><text:tab/><text:tab/></text:span><text:span text:style-name="T20">Марзалюк</text:span><text:span text:style-name="T17"> </text:span><text:span text:style-name="T20">А</text:span><text:span text:style-name="T17">.</text:span><text:span text:style-name="T20">В</text:span><text:span text:style-name="T17">.<text:tab/><text:tab/></text:span></text:p>
      <text:p text:style-name="P16"><text:span text:style-name="T31">7</text:span>. Дата выдачи задания <text:span text:style-name="T17"><text:tab/><text:tab/><text:tab/><text:tab/><text:tab/><text:tab/>1</text:span><text:span text:style-name="T37">4</text:span><text:span text:style-name="T17"> </text:span><text:span text:style-name="T21">сентября </text:span><text:span text:style-name="T17">2022 г.<text:tab/></text:span></text:p>
      <text:p text:style-name="P17"/>
      <text:p text:style-name="P17"><text:span text:style-name="T31">8</text:span>. Календарный график работы над работой на весь период проектирования (с обозначением сроков выполнения и трудоемкости отдельных этапов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Введение, разделы 1-2</text:p>
          </table:table-cell>
          <table:table-cell table:style-name="Table2.A1" office:value-type="string">
            <text:p text:style-name="P7"><text:span text:style-name="T31">10</text:span><text:span text:style-name="T30">.</text:span><text:span text:style-name="T31">1</text:span><text:span text:style-name="T35">0</text:span><text:span text:style-name="T30">.2022</text:span>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</text:span></text:p>
          </table:table-cell>
        </table:table-row>
        <table:table-row table:style-name="Table2.1">
          <table:table-cell table:style-name="Table2.A1" office:value-type="string">
            <text:p text:style-name="P7">Раздел<text:span text:style-name="T29">ы 3-</text:span><text:span text:style-name="T35">5</text:span></text:p>
          </table:table-cell>
          <table:table-cell table:style-name="Table2.A1" office:value-type="string">
            <text:p text:style-name="P7"><text:span text:style-name="T30">1</text:span><text:span text:style-name="T35">0</text:span><text:span text:style-name="T30">.</text:span><text:span text:style-name="T31">11</text:span><text:span text:style-name="T30">.2022</text:span> г.</text:p>
          </table:table-cell>
          <table:table-cell table:style-name="Table2.A1" office:value-type="string">
            <text:p text:style-name="P18"><text:span text:style-name="T1">– </text:span><text:span text:style-name="T6">40</text:span><text:span text:style-name="T1">% (</text:span><text:span text:style-name="T6">60</text:span><text:span text:style-name="T1">%)</text:span></text:p>
          </table:table-cell>
        </table:table-row>
        <table:table-row table:style-name="Table2.1">
          <table:table-cell table:style-name="Table2.A1" office:value-type="string">
            <text:p text:style-name="P8">Раздел <text:span text:style-name="T35">6, </text:span><text:span text:style-name="T39">Заключение</text:span></text:p>
          </table:table-cell>
          <table:table-cell table:style-name="Table2.A1" office:value-type="string">
            <text:p text:style-name="P7"><text:span text:style-name="T31">1</text:span><text:span text:style-name="T35">0</text:span><text:span text:style-name="T30">.</text:span><text:span text:style-name="T31">1</text:span><text:span text:style-name="T35">2</text:span><text:span text:style-name="T30">.2022</text:span>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 (</text:span><text:span text:style-name="T6">80</text:span><text:span text:style-name="T1">%)</text:span></text:p>
          </table:table-cell>
        </table:table-row>
        <table:table-row table:style-name="Table2.1">
          <table:table-cell table:style-name="Table2.A1" office:value-type="string">
            <text:p text:style-name="P7">Оформление пояснительной записки </text:p>
          </table:table-cell>
          <table:table-cell table:style-name="Table2.A1" office:value-type="string">
            <text:p text:style-name="P7"><text:span text:style-name="T29">10</text:span>.<text:span text:style-name="T29">12</text:span>.2022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 (100%)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7">Защита курсовой работы</text:p>
          </table:table-cell>
          <table:table-cell table:style-name="Table2.A1" office:value-type="string">
            <text:p text:style-name="P14"><text:span text:style-name="T5">19</text:span><text:span text:style-name="T1">.</text:span><text:span text:style-name="T2">12</text:span><text:span text:style-name="T1"> – 30.</text:span><text:span text:style-name="T2">12</text:span><text:span text:style-name="T1">.2022 г.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17"><text:tab/></text:p>
      <text:p text:style-name="P29">Дата выдачи задания<text:tab/><text:span text:style-name="T30">1</text:span><text:span text:style-name="T36">6</text:span><text:span text:style-name="T30">.0</text:span><text:span text:style-name="T34">9</text:span><text:span text:style-name="T30">.2022</text:span> г. <text:s text:c="3"/></text:p>
      <text:p text:style-name="P32">Руководитель<text:span text:style-name="T17"><text:tab/><text:tab/><text:tab/><text:tab/><text:tab/><text:tab/><text:tab/><text:tab/><text:tab/> <text:s text:c="6"/></text:span><text:span text:style-name="T20">А</text:span><text:span text:style-name="T17">.</text:span><text:span text:style-name="T20">В</text:span><text:span text:style-name="T17">. </text:span><text:span text:style-name="T20">Марзалюк</text:span><text:span text:style-name="T17"> </text:span></text:p>
      <text:p text:style-name="P25"><text:tab/><text:tab/><text:tab/><text:tab/><text:tab/><text:tab/><text:tab/>(подпись)</text:p>
      <text:p text:style-name="P23"/>
      <text:p text:style-name="P17"><text:span text:style-name="T28">Задание принял к выполнению </text:span><text:span text:style-name="T18"><text:tab/><text:tab/><text:tab/><text:tab/><text:tab/><text:tab/><text:tab/></text:span><text:span text:style-name="T27">А</text:span><text:span text:style-name="T12">.</text:span><text:span text:style-name="T14">И</text:span><text:span text:style-name="T12">.</text:span><text:span text:style-name="T15">Ефимчик</text:span></text:p>
      <text:p text:style-name="P24"/>
      <text:p text:style-name="P26">(<text:span text:style-name="T16">дата и подпись студента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8%" fo:text-align="start" style:justify-single-word="false" fo:orphans="2" fo:widows="2" fo:hyphenation-ladder-count="no-limit" fo:text-indent="0.3937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9in" fo:margin-left="0.7874in" fo:margin-right="0.3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5T15:10:00</meta:creation-date>
    <meta:initial-creator>CyKlop3345</meta:initial-creator>
    <dc:language>en-US</dc:language>
    <dc:date>2022-12-16T21:20:11.329000000</dc:date>
    <meta:editing-cycles>15</meta:editing-cycles>
    <meta:editing-duration>PT2H16M56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53" meta:word-count="229" meta:character-count="2061" meta:non-whitespace-character-count="1579"/>
    <meta:user-defined meta:name="AppVersion">15.0000</meta:user-defined>
    <meta:template xlink:type="simple" xlink:actuate="onRequest" xlink:title="Normal" xlink:href=""/>
  </office:meta>
</office:document-meta>
</file>